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line-height="120%" fo:text-align="start" style:justify-single-word="false" fo:orphans="2" fo:widows="2" fo:text-indent="0cm" style:auto-text-indent="false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fo:color="#d4d4d4" style:font-name="Droid Sans Mono" fo:font-size="10.8500003814697pt" fo:font-weight="normal" officeooo:rsid="0013a41a" officeooo:paragraph-rsid="0013a41a" fo:background-color="#1e1e1e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rsid="0013a41a" officeooo:paragraph-rsid="0013a41a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rsid="0013a41a" officeooo:paragraph-rsid="001aac93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style:use-window-font-color="true" style:font-name="Droid Sans Mono" fo:font-size="10.8500003814697pt" fo:font-weight="normal" officeooo:rsid="001aac93" officeooo:paragraph-rsid="001aac93" fo:background-color="transparent"/>
    </style:style>
    <style:style style:name="P7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orphans="2" fo:widows="2" fo:background-color="transparent" fo:padding="0cm" fo:border="none"/>
    </style:style>
    <style:style style:name="P8" style:family="paragraph" style:parent-style-name="Preformatted_20_Text">
      <loext:graphic-properties draw:fill="none" draw:fill-color="#ffffff"/>
      <style:paragraph-properties fo:margin-top="0cm" fo:margin-bottom="0cm" loext:contextual-spacing="false" fo:text-align="start" style:justify-single-word="false" fo:orphans="2" fo:widows="2" fo:background-color="transparent" fo:padding="0cm" fo:border="none"/>
      <style:text-properties officeooo:paragraph-rsid="001aac93"/>
    </style:style>
    <style:style style:name="P9" style:family="paragraph" style:parent-style-name="Standard">
      <style:text-properties officeooo:rsid="0013a41a" officeooo:paragraph-rsid="0013a41a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13a41a" officeooo:paragraph-rsid="0013a41a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13a41a" officeooo:paragraph-rsid="0013a41a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d4d4d4" style:font-name="Droid Sans Mono" fo:font-size="10.8500003814697pt" fo:font-weight="normal" officeooo:rsid="0013a41a" officeooo:paragraph-rsid="0013a41a" fo:background-color="#1e1e1e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Droid Sans Mono" fo:font-size="10.8500003814697pt" fo:font-weight="normal" officeooo:rsid="001aac93" officeooo:paragraph-rsid="001aac93" fo:background-color="transparent"/>
    </style:style>
    <style:style style:name="P14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/>
    </style:style>
    <style:style style:name="P15" style:family="paragraph" style:parent-style-name="Standard">
      <style:paragraph-properties fo:margin-left="0cm" fo:margin-right="0cm" fo:line-height="120%" fo:text-align="start" style:justify-single-word="false" fo:orphans="2" fo:widows="2" fo:text-indent="0cm" style:auto-text-indent="false"/>
      <style:text-properties officeooo:paragraph-rsid="001e3ef3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variant="normal" fo:text-transform="none" fo:color="#212529" style:font-name="apple-system" fo:font-size="12.3999996185303pt" fo:letter-spacing="normal" fo:font-style="normal" fo:font-weight="normal"/>
    </style:style>
    <style:style style:name="P17" style:family="paragraph" style:parent-style-name="Text_20_body">
      <style:paragraph-properties fo:margin-left="0cm" fo:margin-right="0cm" fo:line-height="120%" fo:text-align="start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line-height="120%" fo:text-align="start" style:justify-single-word="false" fo:orphans="2" fo:widows="2" fo:text-indent="0cm" style:auto-text-indent="false"/>
      <style:text-properties officeooo:paragraph-rsid="001e3ef3"/>
    </style:style>
    <style:style style:name="P1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1aac93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apple-system" fo:font-size="12.3999996185303pt" fo:letter-spacing="normal" fo:font-style="normal" fo:font-weight="normal" loext:padding="0cm" loext:border="none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12.3999996185303pt" fo:letter-spacing="normal" fo:font-style="normal" fo:font-weight="normal" loext:padding="0cm" loext:border="none"/>
    </style:style>
    <style:style style:name="P2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/>
    </style:style>
    <style:style style:name="P24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/>
    </style:style>
    <style:style style:name="P25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13a41a" officeooo:paragraph-rsid="001aac93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ce9178" officeooo:rsid="0014f5ab"/>
    </style:style>
    <style:style style:name="T6" style:family="text">
      <style:text-properties fo:font-variant="normal" fo:text-transform="none" fo:color="#2f6f9f" style:font-name="SFMono-Regular" fo:font-size="10.8500003814697pt" fo:letter-spacing="normal" fo:font-style="normal" fo:font-weight="normal" fo:background-color="#f7f7f9" loext:char-shading-value="0"/>
    </style:style>
    <style:style style:name="T7" style:family="text">
      <style:text-properties fo:font-variant="normal" fo:text-transform="none" fo:color="#2f6f9f" style:font-name="SFMono-Regular" fo:font-size="10.8500003814697pt" fo:letter-spacing="normal" fo:font-style="normal" fo:font-weight="normal" officeooo:rsid="001aac93" fo:background-color="#f7f7f9" loext:char-shading-value="0"/>
    </style:style>
    <style:style style:name="T8" style:family="text">
      <style:text-properties fo:font-variant="normal" fo:text-transform="none" fo:color="#2f6f9f" style:font-name="SFMono-Regular" fo:letter-spacing="normal" fo:font-style="normal"/>
    </style:style>
    <style:style style:name="T9" style:family="text">
      <style:text-properties fo:font-variant="normal" fo:text-transform="none" fo:color="#212529" style:font-name="SFMono-Regular" fo:font-size="10.8500003814697pt" fo:letter-spacing="normal" fo:font-style="normal" fo:font-weight="normal"/>
    </style:style>
    <style:style style:name="T10" style:family="text">
      <style:text-properties fo:font-variant="normal" fo:text-transform="none" fo:color="#212529" style:font-name="SFMono-Regular" fo:font-size="10.8500003814697pt" fo:letter-spacing="normal" fo:font-style="normal" fo:font-weight="normal" fo:background-color="#f7f7f9" loext:char-shading-value="0"/>
    </style:style>
    <style:style style:name="T11" style:family="text">
      <style:text-properties fo:font-variant="normal" fo:text-transform="none" fo:color="#212529" style:font-name="SFMono-Regular" fo:font-size="10.8500003814697pt" fo:letter-spacing="normal" fo:font-style="normal" fo:font-weight="normal" officeooo:rsid="001aac93"/>
    </style:style>
    <style:style style:name="T12" style:family="text">
      <style:text-properties fo:font-variant="normal" fo:text-transform="none" fo:color="#212529" style:font-name="SFMono-Regular" fo:font-size="10.8500003814697pt" fo:letter-spacing="normal" fo:font-style="normal" fo:font-weight="normal" officeooo:rsid="001e3ef3"/>
    </style:style>
    <style:style style:name="T13" style:family="text">
      <style:text-properties fo:font-variant="normal" fo:text-transform="none" fo:color="#212529" style:font-name="SFMono-Regular" fo:font-size="10.8500003814697pt" fo:letter-spacing="normal" fo:font-style="normal" fo:font-weight="bold" officeooo:rsid="001aac93" style:font-weight-asian="bold" style:font-weight-complex="bold"/>
    </style:style>
    <style:style style:name="T14" style:family="text">
      <style:text-properties fo:font-variant="normal" fo:text-transform="none" fo:color="#212529" style:font-name="SFMono-Regular" fo:letter-spacing="normal" fo:font-style="normal"/>
    </style:style>
    <style:style style:name="T15" style:family="text">
      <style:text-properties fo:font-variant="normal" fo:text-transform="none" fo:color="#212529" style:font-name="apple-system" fo:letter-spacing="normal" fo:font-style="normal" fo:font-weight="normal"/>
    </style:style>
    <style:style style:name="T16" style:family="text">
      <style:text-properties fo:font-variant="normal" fo:text-transform="none" fo:color="#212529" style:font-name="apple-system" fo:font-size="12.3999996185303pt" fo:letter-spacing="normal" fo:font-style="normal" fo:font-weight="normal"/>
    </style:style>
    <style:style style:name="T17" style:family="text">
      <style:text-properties fo:font-variant="normal" fo:text-transform="none" fo:color="#212529" style:font-name="apple-system" fo:font-size="12.3999996185303pt" fo:letter-spacing="normal" fo:font-style="normal" fo:font-weight="normal" officeooo:rsid="001aac93"/>
    </style:style>
    <style:style style:name="T18" style:family="text">
      <style:text-properties fo:font-variant="normal" fo:text-transform="none" fo:color="#212529" style:font-name="apple-system" fo:font-size="21.7000007629395pt" fo:letter-spacing="normal" fo:font-style="normal" fo:font-weight="bold" officeooo:rsid="0019e107" fo:background-color="transparent" loext:char-shading-value="0"/>
    </style:style>
    <style:style style:name="T19" style:family="text">
      <style:text-properties fo:font-variant="normal" fo:text-transform="none" fo:color="#212529" fo:letter-spacing="normal" fo:background-color="#f7f7f9" loext:char-shading-value="0"/>
    </style:style>
    <style:style style:name="T20" style:family="text">
      <style:text-properties fo:font-variant="normal" fo:text-transform="none" fo:color="#4f9fcf" style:font-name="SFMono-Regular" fo:font-size="10.8500003814697pt" fo:letter-spacing="normal" fo:font-style="normal" fo:font-weight="normal" fo:background-color="#f7f7f9" loext:char-shading-value="0"/>
    </style:style>
    <style:style style:name="T21" style:family="text">
      <style:text-properties fo:font-variant="normal" fo:text-transform="none" fo:color="#4f9fcf" style:font-name="SFMono-Regular" fo:letter-spacing="normal" fo:font-style="normal"/>
    </style:style>
    <style:style style:name="T22" style:family="text">
      <style:text-properties fo:font-variant="normal" fo:text-transform="none" fo:color="#d44950" style:font-name="SFMono-Regular" fo:font-size="10.8500003814697pt" fo:letter-spacing="normal" fo:font-style="normal" fo:font-weight="normal" fo:background-color="#f7f7f9" loext:char-shading-value="0"/>
    </style:style>
    <style:style style:name="T23" style:family="text">
      <style:text-properties fo:font-variant="normal" fo:text-transform="none" fo:color="#d44950" style:font-name="SFMono-Regular" fo:letter-spacing="normal" fo:font-style="normal"/>
    </style:style>
    <style:style style:name="T24" style:family="text">
      <style:text-properties fo:font-variant="normal" fo:text-transform="none" style:use-window-font-color="true" style:font-name="SFMono-Regular" fo:letter-spacing="normal" fo:font-style="normal" officeooo:rsid="00188f16" fo:background-color="transparent" loext:char-shading-value="0"/>
    </style:style>
    <style:style style:name="T25" style:family="text">
      <style:text-properties fo:font-variant="normal" fo:text-transform="none" style:use-window-font-color="true" style:font-name="SFMono-Regular" fo:letter-spacing="normal" fo:font-style="normal" officeooo:rsid="0019e107" fo:background-color="transparent" loext:char-shading-value="0"/>
    </style:style>
    <style:style style:name="T26" style:family="text">
      <style:text-properties fo:font-variant="normal" fo:text-transform="none" style:use-window-font-color="true" style:font-name="SFMono-Regular" fo:font-size="10.8500003814697pt" fo:letter-spacing="normal" fo:font-style="normal" fo:font-weight="normal" officeooo:rsid="001aac93" fo:background-color="transparent" loext:char-shading-value="0"/>
    </style:style>
    <style:style style:name="T27" style:family="text">
      <style:text-properties fo:font-variant="normal" fo:text-transform="none" fo:color="#e83e8c" style:font-name="SFMono-Regular" fo:font-size="10.8500003814697pt" fo:letter-spacing="normal" fo:font-style="normal" fo:font-weight="normal"/>
    </style:style>
    <style:style style:name="T28" style:family="text">
      <style:text-properties fo:font-variant="normal" fo:text-transform="none" fo:color="#d4d4d4" style:font-name="Droid Sans Mono" fo:font-size="10.8500003814697pt" fo:letter-spacing="normal" fo:font-style="normal" fo:font-weight="normal" officeooo:rsid="001e3ef3" fo:background-color="#1e1e1e" loext:char-shading-value="0"/>
    </style:style>
    <style:style style:name="T29" style:family="text">
      <style:text-properties fo:font-variant="normal" fo:text-transform="none" fo:color="#808080" style:font-name="Droid Sans Mono" fo:font-size="10.8500003814697pt" fo:letter-spacing="normal" fo:font-style="normal" fo:font-weight="normal" officeooo:rsid="001e3ef3" fo:background-color="#1e1e1e" loext:char-shading-value="0"/>
    </style:style>
    <style:style style:name="T30" style:family="text">
      <style:text-properties fo:font-variant="normal" fo:text-transform="none" fo:color="#569cd6" style:font-name="Droid Sans Mono" fo:font-size="10.8500003814697pt" fo:letter-spacing="normal" fo:font-style="normal" fo:font-weight="normal" officeooo:rsid="001e3ef3" fo:background-color="#1e1e1e" loext:char-shading-value="0"/>
    </style:style>
    <style:style style:name="T31" style:family="text">
      <style:text-properties fo:font-variant="normal" fo:text-transform="none" fo:color="#9cdcfe" style:font-name="Droid Sans Mono" fo:font-size="10.8500003814697pt" fo:letter-spacing="normal" fo:font-style="normal" fo:font-weight="normal" officeooo:rsid="001e3ef3" fo:background-color="#1e1e1e" loext:char-shading-value="0"/>
    </style:style>
    <style:style style:name="T32" style:family="text">
      <style:text-properties fo:font-variant="normal" fo:text-transform="none" fo:color="#ce9178" style:font-name="Droid Sans Mono" fo:font-size="10.8500003814697pt" fo:letter-spacing="normal" fo:font-style="normal" fo:font-weight="normal" officeooo:rsid="001e3ef3" fo:background-color="#1e1e1e" loext:char-shading-value="0"/>
    </style:style>
    <style:style style:name="T33" style:family="text">
      <style:text-properties style:use-window-font-color="true" officeooo:rsid="0014f5ab" fo:background-color="transparent" loext:char-shading-value="0"/>
    </style:style>
    <style:style style:name="T34" style:family="text">
      <style:text-properties style:use-window-font-color="true" officeooo:rsid="0016a7b9" fo:background-color="transparent" loext:char-shading-value="0"/>
    </style:style>
    <style:style style:name="T35" style:family="text">
      <style:text-properties style:use-window-font-color="tru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mando para fazer download os links de uma página de referência pelo terminal</text:p>
      <text:p text:style-name="P9">digitado na mesma pasta em que está o arquivo.</text:p>
      <text:p text:style-name="P9">$ grep -o ‘https.*’ index,html</text:p>
      <text:p text:style-name="P10">https://maxcdn.bootstrapcdn.com/bootstrap/4.0.0/css/bootstrap.min.css" integrity="sha384-Gn5384xqQ1aoWXA+058RXPxPg6fy4IWvTNh0E263XmFcJlSAwiGgFAW/dAiS6JXm" crossorigin="anonymous"&gt;</text:p>
      <text:p text:style-name="P10">https://code.jquery.com/jquery-3.2.1.slim.min.js" integrity="sha384-KJ3o2DKtIkvYIK3UENzmM7KCkRr/rE9/Qpg6aAZGJwFDMVNA/GpGFF93hXpG5KkN" crossorigin="anonymous"&gt;&lt;/script&gt;</text:p>
      <text:p text:style-name="P10">https://cdnjs.cloudflare.com/ajax/libs/popper.js/1.12.9/umd/popper.min.js" integrity="sha384-ApNbgh9B+Y1QKtv3Rn7W3mgPxhU9K/ScQsAP7hUibX39j7fakFPskvXusvfa0b4Q" crossorigin="anonymous"&gt;&lt;/script&gt;</text:p>
      <text:p text:style-name="P10">https://maxcdn.bootstrapcdn.com/bootstrap/4.0.0/js/bootstrap.min.js" integrity="sha384-JZR6Spejh4U02d8jOt6vLEHfe/JQGiRRSQQxSfFWpi1MquVdAyjUar5+76PVCmYl" crossorigin="anonymous"&gt;&lt;/script&gt;</text:p>
      <text:p text:style-name="P10"/>
      <text:p text:style-name="P11">$ grep -o <text:s/>'https.*' index.html | sed 's/\".*//g'</text:p>
      <text:p text:style-name="P11"><text:tab/>Dessa forma filtrou tudo que estava após as aspas duplas serão trocados por ‘nada’</text:p>
      <text:p text:style-name="P11">https://maxcdn.bootstrapcdn.com/bootstrap/4.0.0/css/bootstrap.min.css</text:p>
      <text:p text:style-name="P11">https://code.jquery.com/jquery-3.2.1.slim.min.js</text:p>
      <text:p text:style-name="P11">https://cdnjs.cloudflare.com/ajax/libs/popper.js/1.12.9/umd/popper.min.js</text:p>
      <text:p text:style-name="P11"><text:a xlink:type="simple" xlink:href="https://maxcdn.bootstrapcdn.com/bootstrap/4.0.0/js/bootstrap.min.js" text:style-name="Internet_20_link" text:visited-style-name="Visited_20_Internet_20_Link">https://maxcdn.bootstrapcdn.com/bootstrap/4.0.0/js/bootstrap.min.js</text:a></text:p>
      <text:p text:style-name="P11"/>
      <text:p text:style-name="P11"/>
      <text:p text:style-name="P11">mkdir -p assets /{css,js,img}</text:p>
      <text:p text:style-name="P11"/>
      <text:p text:style-name="P11">para copiar o link direto </text:p>
      <text:p text:style-name="P11">$ wget -q <text:s/><text:a xlink:type="simple" xlink:href="https://maxcdn.bootstrapcdn.com/bootstrap/4.0.0/js/bootstrap.min.js" text:style-name="Internet_20_link" text:visited-style-name="Visited_20_Internet_20_Link">https://maxcdn.bootstrapcdn.com/bootstrap/4.0.0/js/bootstrap.min.js</text:a></text:p>
      <text:p text:style-name="P11"/>
      <text:p text:style-name="P11"/>
      <text:p text:style-name="P11"/>
      <text:p text:style-name="P12"><text:span text:style-name="T1">&lt;</text:span><text:span text:style-name="T2">div</text:span> <text:span text:style-name="T3">class</text:span>=<text:span text:style-name="T4">"container-fluid"</text:span><text:span text:style-name="T5">&gt; </text:span><text:span text:style-name="T33">-fluid para ficar na página inteira</text:span></text:p>
      <text:p text:style-name="P12"><text:span text:style-name="T5"/></text:p>
      <text:p text:style-name="P12"><text:span text:style-name="T1">&lt;</text:span><text:span text:style-name="T2">div</text:span> <text:span text:style-name="T3">class</text:span>=<text:span text:style-name="T4">"row"</text:span><text:span text:style-name="T1">&gt;</text:span><text:span text:style-name="T35"> </text:span><text:span text:style-name="T34">separa a div em colunas</text:span></text:p>
      <text:p text:style-name="P12"/>
      <text:p text:style-name="P3"><text:span text:style-name="Source_20_Text"><text:span text:style-name="T8">&lt;div</text:span></text:span><text:span text:style-name="Source_20_Text"><text:span text:style-name="T14"> </text:span></text:span><text:span text:style-name="Source_20_Text"><text:span text:style-name="T21">class=</text:span></text:span><text:span text:style-name="Source_20_Text"><text:span text:style-name="T23">"col-6"</text:span></text:span><text:span text:style-name="Source_20_Text"><text:span text:style-name="T8">&gt; <text:s/></text:span></text:span><text:span text:style-name="Source_20_Text"><text:span text:style-name="T24">O total é sempre 12 portanto de uma tiver 6 sobra </text:span></text:span><text:span text:style-name="Source_20_Text"><text:span text:style-name="T25">6</text:span></text:span></text:p>
      <text:p text:style-name="P3"><text:span text:style-name="Source_20_Text"><text:span text:style-name="T25"/></text:span></text:p>
      <text:p text:style-name="P3"><text:span text:style-name="Source_20_Text"><text:span text:style-name="T25"/></text:span></text:p>
      <text:p text:style-name="P3"><text:span text:style-name="Source_20_Text"><text:span text:style-name="T25"/></text:span></text:p>
      <text:p text:style-name="P3"><text:span text:style-name="Source_20_Text"><text:span text:style-name="T18">Conteúdo de largura variável</text:span></text:span></text:p>
      <text:p text:style-name="P3"><text:span text:style-name="Source_20_Text"><text:span text:style-name="T25"/></text:span></text:p>
      <text:p text:style-name="P20"><text:span text:style-name="T16">Use </text:span><text:span text:style-name="Source_20_Text"><text:span text:style-name="T27">col-{breakpoint}-auto</text:span></text:span><text:span text:style-name="T16">classes para dimensionar colunas com base na largura natural de seu conteúdo.</text:span></text:p>
      <text:p text:style-name="P21"/>
      <text:p text:style-name="P21"/>
      <text:p text:style-name="P21">1 de 3</text:p>
      <text:p text:style-name="P22">Conteúdo de largura variável</text:p>
      <text:p text:style-name="P22">3 de 3</text:p>
      <text:p text:style-name="P21">1 de 3</text:p>
      <text:p text:style-name="P22">Conteúdo de largura variável</text:p>
      <text:p text:style-name="P22">3 de 3</text:p>
      <text:p text:style-name="P16">cópia de</text:p>
      <text:p text:style-name="P16"><text:soft-page-break/></text:p>
      <text:p text:style-name="P2"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container"</text:span></text:span><text:span text:style-name="Source_20_Text"><text:span text:style-name="T6">&gt;</text:span></text:span></text:p>
      <text:p text:style-name="P7"><text:span text:style-name="Source_20_Text"><text:span text:style-name="T19"><text:s text:c="2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row justify-content-md-center"</text:span></text:span><text:span text:style-name="Source_20_Text"><text:span text:style-name="T6">&gt;</text:span></text:span></text:p>
      <text:p text:style-name="P7"><text:span text:style-name="Source_20_Text"><text:span text:style-name="T19"><text:s text:c="4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col col-lg-2"</text:span></text:span><text:span text:style-name="Source_20_Text"><text:span text:style-name="T6">&gt;</text:span></text:span></text:p>
      <text:p text:style-name="P7"><text:span text:style-name="Source_20_Text"><text:span text:style-name="T19"><text:s text:c="6"/></text:span></text:span><text:span text:style-name="Source_20_Text"><text:span text:style-name="T10">1 of 3</text:span></text:span></text:p>
      <text:p text:style-name="P7"><text:span text:style-name="Source_20_Text"><text:span text:style-name="T19"><text:s text:c="4"/></text:span></text:span><text:span text:style-name="Source_20_Text"><text:span text:style-name="T6">&lt;/div&gt;</text:span></text:span></text:p>
      <text:p text:style-name="P7"><text:span text:style-name="Source_20_Text"><text:span text:style-name="T19"><text:s text:c="4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col-md-auto"</text:span></text:span><text:span text:style-name="Source_20_Text"><text:span text:style-name="T6">&gt;</text:span></text:span></text:p>
      <text:p text:style-name="P7"><text:span text:style-name="Source_20_Text"><text:span text:style-name="T19"><text:s text:c="6"/></text:span></text:span><text:span text:style-name="Source_20_Text"><text:span text:style-name="T10">Variable width content</text:span></text:span></text:p>
      <text:p text:style-name="P7"><text:span text:style-name="Source_20_Text"><text:span text:style-name="T19"><text:s text:c="4"/></text:span></text:span><text:span text:style-name="Source_20_Text"><text:span text:style-name="T6">&lt;/div&gt;</text:span></text:span></text:p>
      <text:p text:style-name="P7"><text:span text:style-name="Source_20_Text"><text:span text:style-name="T19"><text:s text:c="4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col col-lg-2"</text:span></text:span><text:span text:style-name="Source_20_Text"><text:span text:style-name="T6">&gt;</text:span></text:span></text:p>
      <text:p text:style-name="P7"><text:span text:style-name="Source_20_Text"><text:span text:style-name="T19"><text:s text:c="6"/></text:span></text:span><text:span text:style-name="Source_20_Text"><text:span text:style-name="T10">3 of 3</text:span></text:span></text:p>
      <text:p text:style-name="P7"><text:span text:style-name="Source_20_Text"><text:span text:style-name="T19"><text:s text:c="4"/></text:span></text:span><text:span text:style-name="Source_20_Text"><text:span text:style-name="T6">&lt;/div&gt;</text:span></text:span></text:p>
      <text:p text:style-name="P7"><text:span text:style-name="Source_20_Text"><text:span text:style-name="T19"><text:s text:c="2"/></text:span></text:span><text:span text:style-name="Source_20_Text"><text:span text:style-name="T6">&lt;/div&gt;</text:span></text:span></text:p>
      <text:p text:style-name="P7"><text:span text:style-name="Source_20_Text"><text:span text:style-name="T19"><text:s text:c="2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row"</text:span></text:span><text:span text:style-name="Source_20_Text"><text:span text:style-name="T6">&gt;</text:span></text:span></text:p>
      <text:p text:style-name="P7"><text:span text:style-name="Source_20_Text"><text:span text:style-name="T19"><text:s text:c="4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col"</text:span></text:span><text:span text:style-name="Source_20_Text"><text:span text:style-name="T6">&gt;</text:span></text:span></text:p>
      <text:p text:style-name="P7"><text:span text:style-name="Source_20_Text"><text:span text:style-name="T19"><text:s text:c="6"/></text:span></text:span><text:span text:style-name="Source_20_Text"><text:span text:style-name="T10">1 of 3</text:span></text:span></text:p>
      <text:p text:style-name="P7"><text:span text:style-name="Source_20_Text"><text:span text:style-name="T19"><text:s text:c="4"/></text:span></text:span><text:span text:style-name="Source_20_Text"><text:span text:style-name="T6">&lt;/div&gt;</text:span></text:span></text:p>
      <text:p text:style-name="P7"><text:span text:style-name="Source_20_Text"><text:span text:style-name="T19"><text:s text:c="4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col-md-auto"</text:span></text:span><text:span text:style-name="Source_20_Text"><text:span text:style-name="T6">&gt;</text:span></text:span></text:p>
      <text:p text:style-name="P7"><text:span text:style-name="Source_20_Text"><text:span text:style-name="T19"><text:s text:c="6"/></text:span></text:span><text:span text:style-name="Source_20_Text"><text:span text:style-name="T10">Variable width content</text:span></text:span></text:p>
      <text:p text:style-name="P7"><text:span text:style-name="Source_20_Text"><text:span text:style-name="T19"><text:s text:c="4"/></text:span></text:span><text:span text:style-name="Source_20_Text"><text:span text:style-name="T6">&lt;/div&gt;</text:span></text:span></text:p>
      <text:p text:style-name="P7"><text:span text:style-name="Source_20_Text"><text:span text:style-name="T19"><text:s text:c="4"/></text:span></text:span><text:span text:style-name="Source_20_Text"><text:span text:style-name="T6">&lt;div</text:span></text:span><text:span text:style-name="Source_20_Text"><text:span text:style-name="T10"> </text:span></text:span><text:span text:style-name="Source_20_Text"><text:span text:style-name="T20">class=</text:span></text:span><text:span text:style-name="Source_20_Text"><text:span text:style-name="T22">"col col-lg-2"</text:span></text:span><text:span text:style-name="Source_20_Text"><text:span text:style-name="T6">&gt;</text:span></text:span></text:p>
      <text:p text:style-name="P7"><text:span text:style-name="Source_20_Text"><text:span text:style-name="T19"><text:s text:c="6"/></text:span></text:span><text:span text:style-name="Source_20_Text"><text:span text:style-name="T10">3 of 3</text:span></text:span></text:p>
      <text:p text:style-name="P7"><text:span text:style-name="Source_20_Text"><text:span text:style-name="T19"><text:s text:c="4"/></text:span></text:span><text:span text:style-name="Source_20_Text"><text:span text:style-name="T6">&lt;/div&gt;</text:span></text:span></text:p>
      <text:p text:style-name="P7"><text:span text:style-name="Source_20_Text"><text:span text:style-name="T19"><text:s text:c="2"/></text:span></text:span><text:span text:style-name="Source_20_Text"><text:span text:style-name="T6">&lt;/div&gt;</text:span></text:span></text:p>
      <text:p text:style-name="P7"><text:span text:style-name="Source_20_Text"><text:span text:style-name="T6">&lt;/div&gt;</text:span></text:span></text:p>
      <text:p text:style-name="P7"><text:span text:style-name="Source_20_Text"><text:span text:style-name="T6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26">sm = preferência para dispositivos moveis</text:span></text:span></text:p>
      <text:p text:style-name="P6">md = computadores</text:p>
      <text:p text:style-name="P13">xl - tv</text:p>
      <text:p text:style-name="P4"><text:span text:style-name="Source_20_Text"><text:span text:style-name="T9"/></text:span></text:p>
      <text:p text:style-name="P5"><text:span text:style-name="Source_20_Text"><text:span text:style-name="T11">não informar nada… por default ele considerará</text:span></text:span><text:span text:style-name="Source_20_Text"><text:span text:style-name="T13"> sm</text:span></text:span></text:p>
      <text:p text:style-name="P5"><text:span text:style-name="Source_20_Text"><text:span text:style-name="T11">Como se a pǵina fosse feita ṕrimeiro para um celular e depois ela iria se ajustar</text:span></text:span></text:p>
      <text:p text:style-name="P5"><text:span text:style-name="Source_20_Text"><text:span text:style-name="T11"/></text:span></text:p>
      <text:p text:style-name="P26"><text:span text:style-name="Source_20_Text"><text:span text:style-name="T17">Quando a </text:span></text:span><text:span text:style-name="Source_20_Text"><text:span text:style-name="Emphasis"><text:span text:style-name="T17">propriedade</text:span></text:span></text:span><text:span text:style-name="Source_20_Text"><text:span text:style-name="T17"> é uma das seguintes:</text:span></text:span></text:p>
      <text:list xml:id="list487614543" text:style-name="L1">
        <text:list-item>
          <text:p text:style-name="P23"><text:span text:style-name="Source_20_Text"><text:span text:style-name="T27">m</text:span></text:span><text:span text:style-name="T16"> - para classes que definem </text:span><text:span text:style-name="Source_20_Text"><text:span text:style-name="T27">margin</text:span></text:span></text:p>
        </text:list-item>
        <text:list-item>
          <text:p text:style-name="P23"><text:span text:style-name="Source_20_Text"><text:span text:style-name="T27">p</text:span></text:span><text:span text:style-name="T16"> - para classes que definem </text:span><text:span text:style-name="Source_20_Text"><text:span text:style-name="T27">padding</text:span></text:span></text:p>
        </text:list-item>
      </text:list>
      <text:p text:style-name="P19"><text:span text:style-name="T16">Onde </text:span><text:span text:style-name="Emphasis"><text:span text:style-name="T16">lados</text:span></text:span><text:span text:style-name="T16"> é um dos seguintes:</text:span></text:p>
      <text:list xml:id="list1249190487" text:style-name="L2">
        <text:list-item>
          <text:p text:style-name="P24"><text:span text:style-name="Source_20_Text"><text:span text:style-name="T27">t</text:span></text:span><text:span text:style-name="T16">- para classes que definem </text:span><text:span text:style-name="Source_20_Text"><text:span text:style-name="T27">margin-top</text:span></text:span><text:span text:style-name="T16">ou</text:span><text:span text:style-name="Source_20_Text"><text:span text:style-name="T27">padding-top</text:span></text:span></text:p>
        </text:list-item>
        <text:list-item>
          <text:p text:style-name="P24"><text:span text:style-name="Source_20_Text"><text:span text:style-name="T27">b</text:span></text:span><text:span text:style-name="T16">- para classes que definem </text:span><text:span text:style-name="Source_20_Text"><text:span text:style-name="T27">margin-bottom</text:span></text:span><text:span text:style-name="T16">ou</text:span><text:span text:style-name="Source_20_Text"><text:span text:style-name="T27">padding-bottom</text:span></text:span></text:p>
        </text:list-item>
        <text:list-item>
          <text:p text:style-name="P24"><text:span text:style-name="Source_20_Text"><text:span text:style-name="T27">l</text:span></text:span><text:span text:style-name="T16">- para classes que definem </text:span><text:span text:style-name="Source_20_Text"><text:span text:style-name="T27">margin-left</text:span></text:span><text:span text:style-name="T16">ou</text:span><text:span text:style-name="Source_20_Text"><text:span text:style-name="T27">padding-left</text:span></text:span></text:p>
        </text:list-item>
        <text:list-item>
          <text:p text:style-name="P24"><text:span text:style-name="Source_20_Text"><text:span text:style-name="T27">r</text:span></text:span><text:span text:style-name="T16">- para classes que definem </text:span><text:span text:style-name="Source_20_Text"><text:span text:style-name="T27">margin-right</text:span></text:span><text:span text:style-name="T16">ou</text:span><text:span text:style-name="Source_20_Text"><text:span text:style-name="T27">padding-right</text:span></text:span></text:p>
        </text:list-item>
        <text:list-item>
          <text:p text:style-name="P24"><text:span text:style-name="Source_20_Text"><text:span text:style-name="T27">x</text:span></text:span><text:span text:style-name="T16">- para classes que definem tanto </text:span><text:span text:style-name="Source_20_Text"><text:span text:style-name="T27">*-left</text:span></text:span><text:span text:style-name="T16">e</text:span><text:span text:style-name="Source_20_Text"><text:span text:style-name="T27">*-right</text:span></text:span></text:p>
        </text:list-item>
        <text:list-item>
          <text:p text:style-name="P24"><text:span text:style-name="Source_20_Text"><text:span text:style-name="T27">y</text:span></text:span><text:span text:style-name="T16">- para classes que definem tanto </text:span><text:span text:style-name="Source_20_Text"><text:span text:style-name="T27">*-top</text:span></text:span><text:span text:style-name="T16">e</text:span><text:span text:style-name="Source_20_Text"><text:span text:style-name="T27">*-bottom</text:span></text:span></text:p>
        </text:list-item>
        <text:list-item>
          <text:p text:style-name="P24"><text:span text:style-name="T16">blank - para classes que definem um </text:span><text:span text:style-name="Source_20_Text"><text:span text:style-name="T27">margin</text:span></text:span><text:span text:style-name="T16">ou </text:span><text:span text:style-name="Source_20_Text"><text:span text:style-name="T27">padding</text:span></text:span><text:span text:style-name="T16">em todos os 4 lados do elemento</text:span></text:p>
        </text:list-item>
      </text:list>
      <text:p text:style-name="P26"><text:span text:style-name="Source_20_Text"><text:span text:style-name="T17">nde o </text:span></text:span><text:span text:style-name="Source_20_Text"><text:span text:style-name="Emphasis"><text:span text:style-name="T17">tamanho</text:span></text:span></text:span><text:span text:style-name="Source_20_Text"><text:span text:style-name="T17"> é um dos seguintes:</text:span></text:span></text:p>
      <text:list xml:id="list3127431091" text:style-name="L3">
        <text:list-item>
          <text:p text:style-name="P25"><text:soft-page-break/><text:span text:style-name="Source_20_Text"><text:span text:style-name="T27">0</text:span></text:span><text:span text:style-name="T16">- para classes que eliminam o </text:span><text:span text:style-name="Source_20_Text"><text:span text:style-name="T27">margin</text:span></text:span><text:span text:style-name="T16">ou </text:span><text:span text:style-name="Source_20_Text"><text:span text:style-name="T27">padding</text:span></text:span><text:span text:style-name="T16">configurando-o para</text:span><text:span text:style-name="Source_20_Text"><text:span text:style-name="T27">0</text:span></text:span></text:p>
        </text:list-item>
        <text:list-item>
          <text:p text:style-name="P25"><text:span text:style-name="Source_20_Text"><text:span text:style-name="T27">1</text:span></text:span><text:span text:style-name="T16">- (por padrão) para classes que definem o </text:span><text:span text:style-name="Source_20_Text"><text:span text:style-name="T27">margin</text:span></text:span><text:span text:style-name="T16">ou </text:span><text:span text:style-name="Source_20_Text"><text:span text:style-name="T27">padding</text:span></text:span><text:span text:style-name="T16">para</text:span><text:span text:style-name="Source_20_Text"><text:span text:style-name="T27">$spacer * .25</text:span></text:span></text:p>
        </text:list-item>
        <text:list-item>
          <text:p text:style-name="P25"><text:span text:style-name="Source_20_Text"><text:span text:style-name="T27">2</text:span></text:span><text:span text:style-name="T16">- (por padrão) para classes que definem o </text:span><text:span text:style-name="Source_20_Text"><text:span text:style-name="T27">margin</text:span></text:span><text:span text:style-name="T16">ou </text:span><text:span text:style-name="Source_20_Text"><text:span text:style-name="T27">padding</text:span></text:span><text:span text:style-name="T16">para</text:span><text:span text:style-name="Source_20_Text"><text:span text:style-name="T27">$spacer * .5</text:span></text:span></text:p>
        </text:list-item>
        <text:list-item>
          <text:p text:style-name="P25"><text:span text:style-name="Source_20_Text"><text:span text:style-name="T27">3</text:span></text:span><text:span text:style-name="T16">- (por padrão) para classes que definem o </text:span><text:span text:style-name="Source_20_Text"><text:span text:style-name="T27">margin</text:span></text:span><text:span text:style-name="T16">ou </text:span><text:span text:style-name="Source_20_Text"><text:span text:style-name="T27">padding</text:span></text:span><text:span text:style-name="T16">para</text:span><text:span text:style-name="Source_20_Text"><text:span text:style-name="T27">$spacer</text:span></text:span></text:p>
        </text:list-item>
        <text:list-item>
          <text:p text:style-name="P25"><text:span text:style-name="Source_20_Text"><text:span text:style-name="T27">4</text:span></text:span><text:span text:style-name="T16">- (por padrão) para classes que definem o </text:span><text:span text:style-name="Source_20_Text"><text:span text:style-name="T27">margin</text:span></text:span><text:span text:style-name="T16">ou </text:span><text:span text:style-name="Source_20_Text"><text:span text:style-name="T27">padding</text:span></text:span><text:span text:style-name="T16">para</text:span><text:span text:style-name="Source_20_Text"><text:span text:style-name="T27">$spacer * 1.5</text:span></text:span></text:p>
        </text:list-item>
        <text:list-item>
          <text:p text:style-name="P25"><text:span text:style-name="Source_20_Text"><text:span text:style-name="T27">5</text:span></text:span><text:span text:style-name="T16">- (por padrão) para classes que definem o </text:span><text:span text:style-name="Source_20_Text"><text:span text:style-name="T27">margin</text:span></text:span><text:span text:style-name="T16">ou </text:span><text:span text:style-name="Source_20_Text"><text:span text:style-name="T27">padding</text:span></text:span><text:span text:style-name="T16">para</text:span><text:span text:style-name="Source_20_Text"><text:span text:style-name="T27">$spacer * 3</text:span></text:span></text:p>
        </text:list-item>
        <text:list-item>
          <text:p text:style-name="P25"><text:span text:style-name="Source_20_Text"><text:span text:style-name="T27">auto</text:span></text:span><text:span text:style-name="T16">- para classes que definem </text:span><text:span text:style-name="Source_20_Text"><text:span text:style-name="T27">margin</text:span></text:span><text:span text:style-name="T16">como auto</text:span></text:p>
        </text:list-item>
      </text:list>
      <text:p text:style-name="P19"><text:span text:style-name="T16">(Você pode adicionar mais tamanhos adicionando entradas à </text:span><text:span text:style-name="Source_20_Text"><text:span text:style-name="T27">$spacers</text:span></text:span><text:span text:style-name="T16">variável do mapa Sass.)</text:span></text:p>
      <text:h text:style-name="P1" text:outline-level="2"><text:bookmark text:name="examples"/><text:span text:style-name="T15"><text:line-break/></text:span><text:span text:style-name="Source_20_Text"><text:span text:style-name="T12">ícones da nav bar</text:span></text:span></text:h>
      <text:p text:style-name="P18"><text:a xlink:type="simple" xlink:href="https://fontawesome.com/v5.15/icons?d=gallery&amp;p=2" text:style-name="Internet_20_link" text:visited-style-name="Visited_20_Internet_20_Link"><text:span text:style-name="Source_20_Text"><text:span text:style-name="T12">https://fontawesome.com/v5.15/icons?d=gallery&amp;p=2</text:span></text:span></text:a></text:p>
      <text:p text:style-name="P18"><text:span text:style-name="Source_20_Text"><text:span text:style-name="T12">Colocar stylesheet como CDN</text:span></text:span></text:p>
      <text:p text:style-name="P14"><text:span text:style-name="Source_20_Text"><text:span text:style-name="T29">&lt;</text:span></text:span><text:span text:style-name="Source_20_Text"><text:span text:style-name="T30">link</text:span></text:span><text:span text:style-name="Source_20_Text"><text:span text:style-name="T28"> </text:span></text:span><text:span text:style-name="Source_20_Text"><text:span text:style-name="T31">rel</text:span></text:span><text:span text:style-name="Source_20_Text"><text:span text:style-name="T28">=</text:span></text:span><text:span text:style-name="Source_20_Text"><text:span text:style-name="T32">"stylesheet"</text:span></text:span><text:span text:style-name="Source_20_Text"><text:span text:style-name="T28"> </text:span></text:span><text:span text:style-name="Source_20_Text"><text:span text:style-name="T31">href</text:span></text:span><text:span text:style-name="Source_20_Text"><text:span text:style-name="T28">=</text:span></text:span><text:span text:style-name="Source_20_Text"><text:span text:style-name="T32">"https://pro.fontawesome.com/releases/v5.13.0/css/all.css"</text:span></text:span><text:span text:style-name="Source_20_Text"><text:span text:style-name="T29">&gt;</text:span></text:span></text:p>
      <text:p text:style-name="P17"><text:span text:style-name="Source_20_Text"><text:span text:style-name="T12"/></text:span></text:p>
      <text:p text:style-name="P18"><text:span text:style-name="Source_20_Text"><text:span text:style-name="T12">pesquisar o ícone. Cliar em abrir em nova aba e copiar o código html</text:span></text:span></text:p>
      <text:p text:style-name="P18"><text:span text:style-name="Source_20_Text"><text:span text:style-name="T12"/></text:span></text:p>
      <text:p text:style-name="P15"><text:span text:style-name="Source_20_Text"><text:span text:style-name="T29">&lt;</text:span></text:span><text:span text:style-name="Source_20_Text"><text:span text:style-name="T30">i</text:span></text:span><text:span text:style-name="Source_20_Text"><text:span text:style-name="T28"> </text:span></text:span><text:span text:style-name="Source_20_Text"><text:span text:style-name="T31">class</text:span></text:span><text:span text:style-name="Source_20_Text"><text:span text:style-name="T28">=</text:span></text:span><text:span text:style-name="Source_20_Text"><text:span text:style-name="T32">"fas fa-users"</text:span></text:span></text:p>
      <text:p text:style-name="P18"><text:span text:style-name="Source_20_Text"><text:span text:style-name="T12"/></text:span></text:p>
      <text:p text:style-name="P17"><text:span text:style-name="Source_20_Text"><text:span text:style-name="T12"/></text:span></text:p>
      <text:p text:style-name="P17"><text:span text:style-name="Source_20_Text"><text:span text:style-name="T12"/></text:span></text:p>
      <text:p text:style-name="P17"><text:span text:style-name="Source_20_Text"><text:span text:style-name="T12"/></text:span></text:p>
      <text:p text:style-name="P17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7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6:51:40.622923271</meta:creation-date>
    <meta:generator>LibreOffice/6.4.7.2$Linux_X86_64 LibreOffice_project/40$Build-2</meta:generator>
    <dc:date>2022-01-19T09:41:58.285521711</dc:date>
    <meta:editing-duration>PT1H28M7S</meta:editing-duration>
    <meta:editing-cycles>4</meta:editing-cycles>
    <meta:document-statistic meta:table-count="0" meta:image-count="0" meta:object-count="0" meta:page-count="3" meta:paragraph-count="83" meta:word-count="449" meta:character-count="3864" meta:non-whitespace-character-count="3416"/>
  </office:meta>
</office:document-meta>
</file>